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8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17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2.72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20" draw:id="id2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alpha_</text:span> – the alpha</text:p>
          </draw:text-box>
        </draw:frame>
        <draw:frame presentation:style-name="pr2" draw:text-style-name="P1" draw:layer="layout" svg:width="25.199cm" svg:height="11.395cm" svg:x="1.4cm" svg:y="3.555cm" presentation:class="subtitle" presentation:user-transformed="true">
          <draw:text-box>
            <text:p><text:span text:style-name="T2">Developers</text:span>:<text:line-break/>Avi Bank<text:line-break/> Niambh Blundell</text:p>
            <text:p>Or Hanoch<text:line-break/><text:line-break/><text:span text:style-name="T3">Github</text:span>:</text:p>
            <text:p>https://github.com/ohanoch/cgv_game</text:p>
            <text:p><text:line-break/></text:p>
          </draw:text-box>
        </draw:frame>
        <anim:par presentation:node-type="timing-root">
          <anim:par smil:begin="id20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21" draw:id="id2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screen (z axis), and will always move forward on the z axis and will be able to strafe left, right, up and down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22" draw:id="id2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supplying different power-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23" draw:id="id2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ene Graph</text:p>
          </draw:text-box>
        </draw:frame>
        <draw:custom-shape draw:style-name="gr2" draw:text-style-name="P3" xml:id="id1" draw:id="id1" draw:layer="layout" svg:width="2.794cm" svg:height="1.016cm" svg:x="11.43cm" svg:y="4.064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2.794cm" svg:height="1.016cm" svg:x="4.131cm" svg:y="4.665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2.794cm" svg:height="1.016cm" svg:x="1.708cm" svg:y="6.782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2.794cm" svg:height="1.016cm" svg:x="5.432cm" svg:y="6.566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2.794cm" svg:height="1.016cm" svg:x="16.732cm" svg:y="4.866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2.794cm" svg:height="1.016cm" svg:x="7.22cm" svg:y="9.366cm">
          <text:p text:style-name="P3">su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2.794cm" svg:height="1.016cm" svg:x="3.832cm" svg:y="11.766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" draw:id="id7" draw:layer="layout" svg:width="2.794cm" svg:height="1.016cm" svg:x="7.232cm" svg:y="11.766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2.794cm" svg:height="1.016cm" svg:x="12.532cm" svg:y="9.16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2.794cm" svg:height="1.016cm" svg:x="10.732cm" svg:y="11.166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6" draw:id="id16" draw:layer="layout" svg:width="2.794cm" svg:height="1.778cm" svg:x="14.54cm" svg:y="11.2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2.794cm" svg:height="1.016cm" svg:x="22.074cm" svg:y="9.906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2.794cm" svg:height="1.016cm" svg:x="20.55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.32cm" svg:height="2.286cm" svg:x="23.834cm" svg:y="12.23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2.794cm" svg:height="1.016cm" svg:x="22.075cm" svg:y="6.507cm">
          <text:p text:style-name="P3">obstac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2.794cm" svg:height="1.016cm" svg:x="22.075cm" svg:y="8.007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1.43cm" svg:y1="4.572cm" svg:x2="5.528cm" svg:y2="4.665cm" draw:start-shape="id1" draw:start-glue-point="5" draw:end-shape="id2" draw:end-glue-point="4" svg:d="M11430 4572h-2252v-408h-3650v501" svg:viewBox="0 0 5903 502">
          <text:p/>
        </draw:connector>
        <draw:connector draw:style-name="gr5" draw:text-style-name="P3" draw:layer="layout" svg:x1="5.528cm" svg:y1="5.681cm" svg:x2="6.829cm" svg:y2="6.566cm" draw:start-shape="id2" draw:start-glue-point="6" draw:end-shape="id3" draw:end-glue-point="4" svg:d="M5528 5681v443h1301v442" svg:viewBox="0 0 1302 886">
          <text:p/>
        </draw:connector>
        <draw:connector draw:style-name="gr5" draw:text-style-name="P3" draw:layer="layout" svg:x1="5.528cm" svg:y1="5.681cm" svg:x2="3.105cm" svg:y2="6.782cm" draw:start-shape="id2" draw:start-glue-point="6" draw:end-shape="id4" draw:end-glue-point="4" svg:d="M5528 5681v551h-2423v550" svg:viewBox="0 0 2424 1102">
          <text:p/>
        </draw:connector>
        <draw:connector draw:style-name="gr5" draw:text-style-name="P3" draw:layer="layout" svg:x1="8.617cm" svg:y1="10.382cm" svg:x2="5.229cm" svg:y2="11.766cm" draw:start-shape="id5" draw:start-glue-point="6" draw:end-shape="id6" svg:d="M8617 10382v693h-3388v691" svg:viewBox="0 0 3389 1385">
          <text:p/>
        </draw:connector>
        <draw:connector draw:style-name="gr5" draw:text-style-name="P3" draw:layer="layout" svg:x1="12.827cm" svg:y1="5.08cm" svg:x2="8.617cm" svg:y2="9.366cm" draw:start-shape="id1" draw:start-glue-point="6" draw:end-shape="id5" svg:d="M12827 5080v2144h-4210v2142" svg:viewBox="0 0 4211 4287">
          <text:p/>
        </draw:connector>
        <draw:connector draw:style-name="gr5" draw:text-style-name="P3" draw:layer="layout" svg:x1="8.617cm" svg:y1="10.382cm" svg:x2="8.629cm" svg:y2="11.766cm" draw:start-shape="id5" draw:start-glue-point="6" draw:end-shape="id7" draw:end-glue-point="4" svg:d="M8617 10382v693h12v691" svg:viewBox="0 0 13 1385">
          <text:p/>
        </draw:connector>
        <draw:connector draw:style-name="gr5" draw:text-style-name="P3" draw:layer="layout" svg:x1="12.827cm" svg:y1="5.08cm" svg:x2="13.929cm" svg:y2="9.166cm" draw:start-shape="id1" draw:start-glue-point="6" draw:end-shape="id8" draw:end-glue-point="4" svg:d="M12827 5080v2044h1102v2042" svg:viewBox="0 0 1103 4087">
          <text:p/>
        </draw:connector>
        <draw:connector draw:style-name="gr5" draw:text-style-name="P3" draw:layer="layout" svg:x1="14.224cm" svg:y1="4.572cm" svg:x2="16.732cm" svg:y2="5.374cm" draw:start-shape="id1" draw:start-glue-point="7" draw:end-shape="id9" draw:end-glue-point="5" svg:d="M14224 4572h1255v802h1253" svg:viewBox="0 0 2509 803">
          <text:p/>
        </draw:connector>
        <draw:connector draw:style-name="gr5" draw:text-style-name="P3" draw:layer="layout" draw:line-skew="0.302cm" svg:x1="12.827cm" svg:y1="5.08cm" svg:x2="23.472cm" svg:y2="6.507cm" draw:start-shape="id1" draw:start-glue-point="6" draw:end-shape="id10" draw:end-glue-point="4" svg:d="M12827 5080v1016h10645v411" svg:viewBox="0 0 10646 1428">
          <text:p/>
        </draw:connector>
        <draw:connector draw:style-name="gr5" draw:text-style-name="P3" draw:layer="layout" svg:x1="23.472cm" svg:y1="7.523cm" svg:x2="23.472cm" svg:y2="8.007cm" draw:start-shape="id10" draw:start-glue-point="6" draw:end-shape="id11" draw:end-glue-point="4" svg:d="M23472 7523v484" svg:viewBox="0 0 1 485">
          <text:p/>
        </draw:connector>
        <draw:connector draw:style-name="gr5" draw:text-style-name="P3" draw:layer="layout" draw:line-skew="8cm" svg:x1="14.224cm" svg:y1="4.572cm" svg:x2="22.074cm" svg:y2="10.414cm" draw:start-shape="id1" draw:end-shape="id12" draw:end-glue-point="5" svg:d="M14224 4572h11926v5842h-4076" svg:viewBox="0 0 11927 5843">
          <text:p/>
        </draw:connector>
        <draw:connector draw:style-name="gr5" draw:text-style-name="P3" draw:layer="layout" svg:x1="23.471cm" svg:y1="10.922cm" svg:x2="21.947cm" svg:y2="12.192cm" draw:start-shape="id12" draw:start-glue-point="6" draw:end-shape="id13" draw:end-glue-point="4" svg:d="M23471 10922v636h-1524v634" svg:viewBox="0 0 1525 1271">
          <text:p/>
        </draw:connector>
        <draw:connector draw:style-name="gr5" draw:text-style-name="P3" draw:layer="layout" svg:x1="23.471cm" svg:y1="10.922cm" svg:x2="25.494cm" svg:y2="12.23cm" draw:start-shape="id12" draw:start-glue-point="6" draw:end-shape="id14" draw:end-glue-point="4" svg:d="M23471 10922v655h2023v653" svg:viewBox="0 0 2024 1309">
          <text:p/>
        </draw:connector>
        <draw:connector draw:style-name="gr5" draw:text-style-name="P3" draw:layer="layout" svg:x1="13.929cm" svg:y1="10.182cm" svg:x2="12.129cm" svg:y2="11.166cm" draw:start-shape="id8" draw:start-glue-point="6" draw:end-shape="id15" draw:end-glue-point="4" svg:d="M13929 10182v493h-1800v491" svg:viewBox="0 0 1801 985">
          <text:p/>
        </draw:connector>
        <draw:connector draw:style-name="gr5" draw:text-style-name="P3" draw:layer="layout" svg:x1="13.929cm" svg:y1="10.182cm" svg:x2="15.937cm" svg:y2="11.276cm" draw:start-shape="id8" draw:start-glue-point="6" draw:end-shape="id16" draw:end-glue-point="4" svg:d="M13929 10182v548h2008v546" svg:viewBox="0 0 2009 1095">
          <text:p/>
        </draw:connector>
        <draw:custom-shape draw:style-name="gr2" draw:text-style-name="P3" draw:layer="layout" svg:width="2.794cm" svg:height="1.016cm" svg:x="22.075cm" svg:y="9.907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7" draw:id="id17" draw:layer="layout" svg:width="2.794cm" svg:height="1.367cm" svg:x="16.776cm" svg:y="6.207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8" draw:id="id18" draw:layer="layout" svg:width="2.794cm" svg:height="1.016cm" svg:x="15.451cm" svg:y="8.493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19" draw:id="id19" draw:layer="layout" svg:width="3.225cm" svg:height="2.286cm" svg:x="18.545cm" svg:y="8.428cm">
          <text:p text:style-name="P3">Container:<text:line-break/>transparent</text:p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8.173cm" svg:y1="7.574cm" svg:x2="16.848cm" svg:y2="8.493cm" draw:start-shape="id17" draw:start-glue-point="6" draw:end-shape="id18" draw:end-glue-point="4" svg:d="M18173 7574v460h-1325v459" svg:viewBox="0 0 1326 920">
          <text:p/>
        </draw:connector>
        <draw:connector draw:style-name="gr5" draw:text-style-name="P3" draw:layer="layout" svg:x1="18.173cm" svg:y1="7.574cm" svg:x2="20.158cm" svg:y2="8.428cm" draw:start-shape="id17" draw:start-glue-point="6" draw:end-shape="id19" draw:end-glue-point="4" svg:d="M18173 7574v427h1985v427" svg:viewBox="0 0 1986 855">
          <text:p/>
        </draw:connector>
        <draw:connector draw:style-name="gr5" draw:text-style-name="P3" draw:layer="layout" svg:x1="12.827cm" svg:y1="5.08cm" svg:x2="16.776cm" svg:y2="6.891cm" draw:start-shape="id1" draw:start-glue-point="6" draw:end-shape="id17" draw:end-glue-point="5" svg:d="M12827 5080v1811h3949" svg:viewBox="0 0 3950 1812">
          <text:p/>
        </draw:connector>
        <anim:par presentation:node-type="timing-root">
          <anim:par smil:begin="id23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24" draw:id="id2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25" draw:id="id2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alpha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emacs, they love emacs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26" draw:id="id2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Our 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 – Who is _alpha_: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_alpha_’s imprisonment <text:span text:style-name="T1">_alpha_ and Walt Disney were lovers. </text:span><text:span text:style-name="T1">When Walt discovered _alpha_ killed Bambi’s mother it was too much for him, </text:span><text:span text:style-name="T1">he swore to never talk to _alpha_ again. </text:span></text:p>
                  </text:list-item>
                  <text:list-item>
                    <text:p><text:span text:style-name="T1">(Walt Disney was reincarnated as a centaurian after he was cryogenically </text:span><text:span text:style-name="T1">frozen, which can be a side-effect of cryogenics)</text:span></text:p>
                  </text:list-item>
                  <text:list-item>
                    <text:p><text:span text:style-name="T1">_alpha_ is on a mission to escape PC and tell Walt the truth and win his love </text:span><text:span text:style-name="T1">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xml:id="id27" draw:id="id2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7.begin">
            <anim:transitionFilter smil:dur="2s" smil:type="miscShapeWipe" smil:subtype="horizontal"/>
            <anim:audio xlink:href="../../../../../opt/libreoffice6.0/share/gallery/sounds/applau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3-30T20:12:31.792439203</dc:date>
    <meta:editing-duration>PT1H5M8S</meta:editing-duration>
    <meta:editing-cycles>19</meta:editing-cycles>
    <meta:generator>LibreOffice/5.1.6.2$Linux_X86_64 LibreOffice_project/10m0$Build-2</meta:generator>
    <meta:document-statistic meta:object-count="90"/>
  </office:meta>
</office:document-meta>
</file>